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1b44" officeooo:paragraph-rsid="000d1b44"/>
    </style:style>
    <style:style style:name="P2" style:family="paragraph" style:parent-style-name="Standard">
      <style:text-properties officeooo:rsid="000d1b44" officeooo:paragraph-rsid="000f49c5"/>
    </style:style>
    <style:style style:name="P3" style:family="paragraph" style:parent-style-name="Standard">
      <style:text-properties officeooo:rsid="000d1b44" officeooo:paragraph-rsid="000f5007"/>
    </style:style>
    <style:style style:name="P4" style:family="paragraph" style:parent-style-name="Standard">
      <style:text-properties fo:color="#009900" officeooo:rsid="000d1b44" officeooo:paragraph-rsid="000d1b44"/>
    </style:style>
    <style:style style:name="P5" style:family="paragraph" style:parent-style-name="Standard">
      <style:text-properties officeooo:rsid="000f49c5" officeooo:paragraph-rsid="000f49c5"/>
    </style:style>
    <style:style style:name="P6" style:family="paragraph" style:parent-style-name="Standard">
      <style:text-properties officeooo:rsid="000f49c5" officeooo:paragraph-rsid="000f5007"/>
    </style:style>
    <style:style style:name="P7" style:family="paragraph" style:parent-style-name="Text_20_body">
      <style:text-properties officeooo:rsid="000d1b44" officeooo:paragraph-rsid="000d1b44"/>
    </style:style>
    <style:style style:name="P8" style:family="paragraph" style:parent-style-name="Text_20_body">
      <style:text-properties officeooo:paragraph-rsid="000d1b44"/>
    </style:style>
    <style:style style:name="P9" style:family="paragraph" style:parent-style-name="Text_20_body">
      <style:text-properties officeooo:paragraph-rsid="000f49c5"/>
    </style:style>
    <style:style style:name="P10" style:family="paragraph" style:parent-style-name="Standard" style:list-style-name="L1">
      <style:text-properties fo:color="#009900" officeooo:rsid="000f5007" officeooo:paragraph-rsid="000f5007"/>
    </style:style>
    <style:style style:name="P11" style:family="paragraph" style:parent-style-name="Standard" style:list-style-name="L3">
      <style:text-properties fo:color="#009900" officeooo:rsid="000f5007" officeooo:paragraph-rsid="000f5007"/>
    </style:style>
    <style:style style:name="P12" style:family="paragraph" style:parent-style-name="Standard" style:list-style-name="L1">
      <style:text-properties fo:color="#009900" officeooo:rsid="000f49c5" officeooo:paragraph-rsid="000f49c5"/>
    </style:style>
    <style:style style:name="P13" style:family="paragraph" style:parent-style-name="Standard" style:list-style-name="L7">
      <style:text-properties fo:color="#009900" officeooo:rsid="000f49c5" officeooo:paragraph-rsid="000f49c5"/>
    </style:style>
    <style:style style:name="P14" style:family="paragraph" style:parent-style-name="Standard" style:list-style-name="L1">
      <style:text-properties fo:color="#009900" officeooo:rsid="000d1b44" officeooo:paragraph-rsid="000d1b44"/>
    </style:style>
    <style:style style:name="P15" style:family="paragraph" style:parent-style-name="Standard" style:list-style-name="L9">
      <style:text-properties fo:color="#009900" officeooo:rsid="000d1b44" officeooo:paragraph-rsid="000d1b44"/>
    </style:style>
    <style:style style:name="P16" style:family="paragraph" style:parent-style-name="Standard" style:list-style-name="L10">
      <style:text-properties fo:color="#009900" officeooo:rsid="000d1b44" officeooo:paragraph-rsid="000d1b44"/>
    </style:style>
    <style:style style:name="P17" style:family="paragraph" style:parent-style-name="Standard" style:list-style-name="L15">
      <style:text-properties fo:color="#009900" officeooo:rsid="000d1b44" officeooo:paragraph-rsid="000d1b44"/>
    </style:style>
    <style:style style:name="P18" style:family="paragraph" style:parent-style-name="Standard" style:list-style-name="L2">
      <style:text-properties fo:color="#ff3333" officeooo:rsid="000f5007" officeooo:paragraph-rsid="000f5007" fo:background-color="#ffffff"/>
    </style:style>
    <style:style style:name="P19" style:family="paragraph" style:parent-style-name="Standard" style:list-style-name="L2">
      <style:text-properties fo:color="#ff3333" officeooo:rsid="001091dc" officeooo:paragraph-rsid="001091dc" fo:background-color="#ffffff"/>
    </style:style>
    <style:style style:name="P20" style:family="paragraph" style:parent-style-name="Standard" style:list-style-name="L2">
      <style:text-properties fo:color="#ff3333" officeooo:rsid="001091dc" officeooo:paragraph-rsid="00138236" fo:background-color="#ffffff"/>
    </style:style>
    <style:style style:name="P21" style:family="paragraph" style:parent-style-name="Standard" style:list-style-name="L5">
      <style:text-properties fo:color="#ff3333" officeooo:rsid="000f49c5" officeooo:paragraph-rsid="000f49c5" fo:background-color="#ffffff"/>
    </style:style>
    <style:style style:name="P22" style:family="paragraph" style:parent-style-name="Standard" style:list-style-name="L8">
      <style:text-properties fo:color="#ff3333" officeooo:rsid="000d1b44" officeooo:paragraph-rsid="000d1b44" fo:background-color="#ffffff"/>
    </style:style>
    <style:style style:name="P23" style:family="paragraph" style:parent-style-name="Standard" style:list-style-name="L14">
      <style:text-properties fo:color="#ff3333" officeooo:rsid="000d1b44" officeooo:paragraph-rsid="000d1b44" fo:background-color="#ffffff"/>
    </style:style>
    <style:style style:name="P24" style:family="paragraph" style:parent-style-name="Standard" style:list-style-name="L3">
      <style:text-properties fo:color="#ff3333" officeooo:rsid="001091dc" officeooo:paragraph-rsid="001091dc"/>
    </style:style>
    <style:style style:name="P25" style:family="paragraph" style:parent-style-name="Standard" style:list-style-name="L6">
      <style:text-properties fo:color="#ff3333" officeooo:rsid="000f49c5" officeooo:paragraph-rsid="000f49c5"/>
    </style:style>
    <style:style style:name="P26" style:family="paragraph" style:parent-style-name="Standard" style:list-style-name="L9">
      <style:text-properties fo:color="#ff3333" officeooo:rsid="000d1b44" officeooo:paragraph-rsid="000d1b44"/>
    </style:style>
    <style:style style:name="P27" style:family="paragraph" style:parent-style-name="Standard" style:list-style-name="L15">
      <style:text-properties fo:color="#ff3333" officeooo:rsid="000d1b44" officeooo:paragraph-rsid="000d1b44"/>
    </style:style>
    <style:style style:name="P28" style:family="paragraph" style:parent-style-name="Standard" style:list-style-name="L2">
      <style:text-properties fo:color="#ff9900" officeooo:rsid="001091dc" officeooo:paragraph-rsid="001091dc" fo:background-color="#ffffff"/>
    </style:style>
    <style:style style:name="P29" style:family="paragraph" style:parent-style-name="Standard" style:list-style-name="L3">
      <style:text-properties officeooo:rsid="000d1b44" officeooo:paragraph-rsid="000f5007"/>
    </style:style>
    <style:style style:name="P30" style:family="paragraph" style:parent-style-name="Standard" style:list-style-name="L4">
      <style:text-properties officeooo:paragraph-rsid="001091dc"/>
    </style:style>
    <style:style style:name="P31" style:family="paragraph" style:parent-style-name="Text_20_body" style:list-style-name="L11">
      <style:text-properties officeooo:rsid="000d1b44" officeooo:paragraph-rsid="000d1b44"/>
    </style:style>
    <style:style style:name="P32" style:family="paragraph" style:parent-style-name="Text_20_body" style:list-style-name="L12">
      <style:text-properties officeooo:rsid="000d1b44" officeooo:paragraph-rsid="000d1b44"/>
    </style:style>
    <style:style style:name="P33" style:family="paragraph" style:parent-style-name="Text_20_body" style:list-style-name="L13">
      <style:text-properties officeooo:rsid="000d1b44" officeooo:paragraph-rsid="000d1b44"/>
    </style:style>
    <style:style style:name="P34" style:family="paragraph" style:parent-style-name="Text_20_body" style:list-style-name="L16">
      <style:text-properties officeooo:rsid="000d1b44" officeooo:paragraph-rsid="000d1b44"/>
    </style:style>
    <style:style style:name="P35" style:family="paragraph" style:parent-style-name="Text_20_body" style:list-style-name="L12">
      <style:text-properties officeooo:rsid="000e4ee3" officeooo:paragraph-rsid="000e4ee3"/>
    </style:style>
    <style:style style:name="P36" style:family="paragraph" style:parent-style-name="Text_20_body" style:list-style-name="L13">
      <style:text-properties officeooo:rsid="000e4ee3" officeooo:paragraph-rsid="000e4ee3"/>
    </style:style>
    <style:style style:name="P37" style:family="paragraph" style:parent-style-name="Text_20_body" style:list-style-name="L17">
      <style:paragraph-properties fo:margin-top="0cm" fo:margin-bottom="0cm" style:contextual-spacing="false"/>
      <style:text-properties officeooo:rsid="000e4ee3" officeooo:paragraph-rsid="000e4ee3"/>
    </style:style>
    <style:style style:name="P38" style:family="paragraph" style:parent-style-name="Heading_20_1">
      <style:text-properties officeooo:rsid="000d1b44" officeooo:paragraph-rsid="000d1b44"/>
    </style:style>
    <style:style style:name="P39" style:family="paragraph" style:parent-style-name="Heading_20_1">
      <style:text-properties officeooo:paragraph-rsid="000d1b44"/>
    </style:style>
    <style:style style:name="P40" style:family="paragraph" style:parent-style-name="Heading_20_1">
      <style:paragraph-properties fo:break-before="page"/>
      <style:text-properties officeooo:paragraph-rsid="000f5007"/>
    </style:style>
    <style:style style:name="P41" style:family="paragraph" style:parent-style-name="Heading_20_1">
      <style:paragraph-properties fo:break-before="page"/>
      <style:text-properties officeooo:paragraph-rsid="000f49c5"/>
    </style:style>
    <style:style style:name="P42" style:family="paragraph" style:parent-style-name="Heading_20_2">
      <style:text-properties officeooo:rsid="000f49c5" officeooo:paragraph-rsid="000f5007"/>
    </style:style>
    <style:style style:name="P43" style:family="paragraph" style:parent-style-name="Heading_20_2">
      <style:text-properties officeooo:rsid="000f49c5" officeooo:paragraph-rsid="000f49c5"/>
    </style:style>
    <style:style style:name="P44" style:family="paragraph" style:parent-style-name="Heading_20_2">
      <style:text-properties officeooo:paragraph-rsid="000f49c5"/>
    </style:style>
    <style:style style:name="P45" style:family="paragraph" style:parent-style-name="Heading_20_2">
      <style:text-properties officeooo:rsid="000d1b44" officeooo:paragraph-rsid="000d1b44"/>
    </style:style>
    <style:style style:name="T1" style:family="text">
      <style:text-properties officeooo:rsid="000d1b44"/>
    </style:style>
    <style:style style:name="T2" style:family="text">
      <style:text-properties officeooo:rsid="000f49c5"/>
    </style:style>
    <style:style style:name="T3" style:family="text">
      <style:text-properties officeooo:rsid="000f5007"/>
    </style:style>
    <style:style style:name="T4" style:family="text">
      <style:text-properties officeooo:rsid="000fca29"/>
    </style:style>
    <style:style style:name="T5" style:family="text">
      <style:text-properties fo:color="#ff3333" officeooo:rsid="001091dc"/>
    </style:style>
    <style:style style:name="T6" style:family="text">
      <style:text-properties fo:color="#ff3333" officeooo:rsid="001276cf"/>
    </style:style>
    <style:style style:name="T7" style:family="text">
      <style:text-properties officeooo:rsid="001276cf"/>
    </style:style>
    <style:style style:name="T8" style:family="text">
      <style:text-properties officeooo:rsid="0015003a"/>
    </style:style>
    <style:style style:name="T9" style:family="text">
      <style:text-properties officeooo:rsid="0015aa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1"><text:span text:style-name="T3">5</text:span>/1<text:span text:style-name="T3">1</text:span>/1<text:span text:style-name="T1">4</text:span></text:h>
      <text:h text:style-name="P42" text:outline-level="2">COMMENTS &amp; SUGGESTIONS</text:h>
      <text:p text:style-name="P3"/>
      <text:p text:style-name="P3">MATLAB IMPLEMENTATION</text:p>
      <text:list xml:id="list6359259589742860039" text:style-name="L1">
        <text:list-item>
          <text:p text:style-name="P10">Added constraints on angles and joint mobility</text:p>
        </text:list-item>
        <text:list-item>
          <text:p text:style-name="P10">Works with any number of points, using finite dif<text:span text:style-name="T8">f</text:span>erences</text:p>
        </text:list-item>
      </text:list>
      <text:p text:style-name="P3"/>
      <text:list xml:id="list1332661248795376888" text:style-name="L2">
        <text:list-item>
          <text:p text:style-name="P18">Jitters → solutions</text:p>
          <text:list>
            <text:list-item>
              <text:p text:style-name="P18">Use newtons method</text:p>
            </text:list-item>
            <text:list-item>
              <text:p text:style-name="P18">Equation <text:span text:style-name="T7">difficult</text:span> to implement on 3 dimensions</text:p>
            </text:list-item>
            <text:list-item>
              <text:p text:style-name="P18">Could do norm of the distance</text:p>
            </text:list-item>
            <text:list-item>
              <text:p text:style-name="P18">Do each dimension separately</text:p>
            </text:list-item>
            <text:list-item>
              <text:p text:style-name="P19">Dynamic step</text:p>
            </text:list-item>
            <text:list-item>
              <text:p text:style-name="P20">Check for infinite loops</text:p>
            </text:list-item>
            <text:list-item>
              <text:p text:style-name="P28">Add extra terms to the cost function, i.e. momentum</text:p>
            </text:list-item>
            <text:list-item>
              <text:p text:style-name="P28">Backtracking, A* </text:p>
            </text:list-item>
          </text:list>
        </text:list-item>
      </text:list>
      <text:p text:style-name="P3"/>
      <text:p text:style-name="P3">OPENGL</text:p>
      <text:list xml:id="list4233945534693761372" text:style-name="L3">
        <text:list-item>
          <text:p text:style-name="P11">Added multi threading for separated time steps</text:p>
        </text:list-item>
        <text:list-item>
          <text:p text:style-name="P11">Added <text:span text:style-name="T4">tracing</text:span> at chain end</text:p>
          <text:p text:style-name="P29"/>
        </text:list-item>
        <text:list-item>
          <text:p text:style-name="P24">Draw spheres with gl smoothed points with a big size, same could be done with the lines </text:p>
        </text:list-item>
      </text:list>
      <text:p text:style-name="P3"/>
      <text:p text:style-name="P6">OTHER</text:p>
      <text:list xml:id="list5798619677346377585" text:style-name="L4">
        <text:list-item>
          <text:h text:style-name="P30" text:outline-level="1"><text:span text:style-name="T6">IMPLEMENT MATLAB CODE INTO OPENGL CODE</text:span><text:span text:style-name="T5"> </text:span></text:h>
        </text:list-item>
      </text:list>
      <text:h text:style-name="P41" text:outline-level="1">2<text:span text:style-name="T2">9</text:span>/10/1<text:span text:style-name="T1">4</text:span></text:h>
      <text:h text:style-name="P43" text:outline-level="2">COMMENTS &amp; SUGGESTIONS</text:h>
      <text:p text:style-name="P2"/>
      <text:p text:style-name="P2">MATLAB IMPLEMENTATION</text:p>
      <text:list xml:id="list113514083613459" text:continue-list="list6359259589742860039" text:style-name="L1">
        <text:list-item>
          <text:p text:style-name="P12">simulation slows down at the end which can be an advantage (e.g. in robotics)</text:p>
        </text:list-item>
      </text:list>
      <text:p text:style-name="P2"/>
      <text:list xml:id="list4932942461516743739" text:style-name="L5">
        <text:list-item>
          <text:p text:style-name="P21">normalise to get global behaviour of the whole system as opposed to local behaviour of each joint</text:p>
        </text:list-item>
      </text:list>
      <text:p text:style-name="P2"/>
      <text:p text:style-name="P2">OPENGL</text:p>
      <text:list xml:id="list8368282621423423142" text:style-name="L6">
        <text:list-item>
          <text:p text:style-name="P25">add simulation time (not rendering)</text:p>
        </text:list-item>
        <text:list-item>
          <text:p text:style-name="P25">change to quads and circles</text:p>
        </text:list-item>
        <text:list-item>
          <text:p text:style-name="P25">add trace</text:p>
        </text:list-item>
        <text:list-item>
          <text:p text:style-name="P25">change colours</text:p>
        </text:list-item>
      </text:list>
      <text:p text:style-name="P2"/>
      <text:p text:style-name="P5">OTHER</text:p>
      <text:list xml:id="list953180797171639391" text:style-name="L7">
        <text:list-item>
          <text:p text:style-name="P13">systems are task dependent so favouring the movement of selected joints is reasonable</text:p>
        </text:list-item>
      </text:list>
      <text:h text:style-name="P44" text:outline-level="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1" text:outline-level="1"><text:soft-page-break/></text:h>
      <text:h text:style-name="Heading_20_1" text:outline-level="1">28/10/1<text:span text:style-name="T1">4</text:span></text:h>
      <text:h text:style-name="Heading_20_2" text:outline-level="2">IMPROVEMENTS THIS WEEK</text:h>
      <text:p text:style-name="P1"/>
      <text:p text:style-name="P1">MATLAB IMPLEMENTATION</text:p>
      <text:list xml:id="list113514412055665" text:continue-list="list113514083613459" text:style-name="L1">
        <text:list-item>
          <text:p text:style-name="P14">works with any number of limbs</text:p>
        </text:list-item>
        <text:list-item>
          <text:p text:style-name="P14">uses pseudoinverse/transpose Jacobian</text:p>
        </text:list-item>
        <text:list-item>
          <text:p text:style-name="P14">graphic display</text:p>
        </text:list-item>
      </text:list>
      <text:p text:style-name="P1"/>
      <text:list xml:id="list2627151468566506474" text:style-name="L8">
        <text:list-item>
          <text:p text:style-name="P22">no constraints</text:p>
        </text:list-item>
        <text:list-item>
          <text:p text:style-name="P22">problems when reaching outside the circle</text:p>
        </text:list-item>
        <text:list-item>
          <text:p text:style-name="P22">can be slow</text:p>
        </text:list-item>
        <text:list-item>
          <text:p text:style-name="P22">tends to favour movement of certain limbs</text:p>
        </text:list-item>
      </text:list>
      <text:p text:style-name="P1"/>
      <text:p text:style-name="P1">OPENGL</text:p>
      <text:list xml:id="list6285254290534057113" text:style-name="L9">
        <text:list-item>
          <text:p text:style-name="P15">added chain class with bones and joints</text:p>
        </text:list-item>
        <text:list-item>
          <text:p text:style-name="P15">added user input (mouse capture)</text:p>
        </text:list-item>
      </text:list>
      <text:p text:style-name="P4"/>
      <text:list xml:id="list113512860002786" text:continue-numbering="true" text:style-name="L9">
        <text:list-item>
          <text:p text:style-name="P26">2D</text:p>
        </text:list-item>
      </text:list>
      <text:p text:style-name="P1"/>
      <text:p text:style-name="P1">BOTH</text:p>
      <text:list xml:id="list3821060569007495229" text:style-name="L10">
        <text:list-item>
          <text:p text:style-name="P16">use relative angles</text:p>
        </text:list-item>
      </text:list>
      <text:h text:style-name="Heading_20_2" text:outline-level="2">TO DO NEXT</text:h>
      <text:p text:style-name="P7">MATLAB <text:s/>IMPLEMENTATION</text:p>
      <text:list xml:id="list7738394617468213993" text:style-name="L11">
        <text:list-item>
          <text:p text:style-name="P31">fix current problems<text:line-break/> </text:p>
        </text:list-item>
      </text:list>
      <text:p text:style-name="P7">OPENGL</text:p>
      <text:list xml:id="list2541448022146762713" text:style-name="L12">
        <text:list-item>
          <text:p text:style-name="P32">import a 3D model</text:p>
        </text:list-item>
        <text:list-item>
          <text:p text:style-name="P35">change viewpoint in OpenGL</text:p>
        </text:list-item>
      </text:list>
      <text:h text:style-name="P45" text:outline-level="2">QUESTIONS</text:h>
      <text:list xml:id="list1905518069136542909" text:style-name="L13">
        <text:list-item>
          <text:p text:style-name="P33">Adding constraints</text:p>
          <text:p text:style-name="P36"/>
        </text:list-item>
      </text:list>
      <text:h text:style-name="Heading_20_2" text:outline-level="2"/>
      <text:p text:style-name="Text_20_body"/>
      <text:p text:style-name="Text_20_body"/>
      <text:p text:style-name="Text_20_body"/>
      <text:p text:style-name="Text_20_body"><text:soft-page-break/></text:p>
      <text:p text:style-name="P1"/>
      <text:h text:style-name="P38" text:outline-level="1">21/10/14</text:h>
      <text:p text:style-name="P8"/>
      <text:h text:style-name="P39" text:outline-level="1">IMPROVEMENTS THIS WEEK</text:h>
      <text:p text:style-name="P1"/>
      <text:p text:style-name="P1">MATLAB IMPLEMENTATION</text:p>
      <text:list xml:id="list113514600684444" text:continue-list="list113514412055665" text:style-name="L1">
        <text:list-item>
          <text:p text:style-name="P14">first attemp<text:span text:style-name="T9">t</text:span> to solve the problem</text:p>
        </text:list-item>
      </text:list>
      <text:p text:style-name="P1"/>
      <text:list xml:id="list2729955026802028435" text:style-name="L14">
        <text:list-item>
          <text:p text:style-name="P23">uses forward instead of inverse kinematics</text:p>
        </text:list-item>
      </text:list>
      <text:p text:style-name="P1"/>
      <text:p text:style-name="P1">OPENGL</text:p>
      <text:list xml:id="list589777808086023557" text:style-name="L15">
        <text:list-item>
          <text:p text:style-name="P17">basic framework</text:p>
        </text:list-item>
        <text:list-item>
          <text:p text:style-name="P17">drawing basic primitives (triangles, squares, lines)</text:p>
        </text:list-item>
      </text:list>
      <text:p text:style-name="P4"/>
      <text:list xml:id="list113513946140971" text:continue-numbering="true" text:style-name="L15">
        <text:list-item>
          <text:p text:style-name="P27">not efficient</text:p>
        </text:list-item>
        <text:list-item>
          <text:p text:style-name="P27">in 2D</text:p>
        </text:list-item>
      </text:list>
      <text:p text:style-name="P4"/>
      <text:h text:style-name="P38" text:outline-level="1">TO DO NEXT</text:h>
      <text:p text:style-name="P7">MATLAB <text:s/>IMPLEMENTATION</text:p>
      <text:list xml:id="list6629305077907375403" text:style-name="L16">
        <text:list-item>
          <text:p text:style-name="P34">fix current problems<text:line-break/> </text:p>
        </text:list-item>
      </text:list>
      <text:p text:style-name="P7">OPENGL</text:p>
      <text:list xml:id="list5936538164097355681" text:style-name="L17">
        <text:list-item>
          <text:p text:style-name="P37">add clicks</text:p>
        </text:list-item>
        <text:list-item>
          <text:p text:style-name="P37">MatLab → C++</text:p>
        </text:list-item>
        <text:list-item>
          <text:p text:style-name="P37">data structures in OpenGL</text:p>
        </text:list-item>
        <text:list-item>
          <text:p text:style-name="P37">GUI</text:p>
        </text:list-item>
        <text:list-item>
          <text:p text:style-name="P37">constraints</text:p>
        </text:list-item>
        <text:list-item>
          <text:p text:style-name="P37">2D → 3D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15:47:19.361799778</meta:creation-date>
    <dc:date>2014-11-17T11:35:12.662272782</dc:date>
    <meta:editing-duration>PT51M4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4" meta:paragraph-count="78" meta:word-count="344" meta:character-count="1884" meta:non-whitespace-character-count="1659"/>
  </office:meta>
</office:document-meta>
</file>